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capture avoiding substitution</text:title></text:p>
      <text:p text:style-name="OrgTitle"/>
      <text:p text:style-name="OrgSubtitle"><text:initial-creator>MJ Ponsonby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4e9af40">1. informal definition</text:a></text:p>
          <text:p text:style-name="Contents_20_1"><text:a xlink:type="simple" xlink:href="#orgcced49c">2. formal definition</text:a></text:p>
        </text:index-body>
      </text:table-of-content>
      <text:h text:style-name="Heading_20_1" text:outline-level="1" text:is-list-header="false">
<text:bookmark-start text:name="OrgXref.org4e9af40"/>
<text:bookmark text:name="org4e9af40"/>informal definition
<text:bookmark-end text:name="OrgXref.org4e9af40"/></text:h>
      <text:p text:style-name="Text_20_body">y[a/x] replaces x with a in y
</text:p>
      <text:h text:style-name="Heading_20_1" text:outline-level="1" text:is-list-header="false">
<text:bookmark-start text:name="OrgXref.orgcced49c"/>
<text:bookmark text:name="orgcced49c"/>formal definition
<text:bookmark-end text:name="OrgXref.orgcced49c"/></text:h>
      <text:list text:style-name="OrgBulletedList" text:continue-numbering="false">
        <text:list-item>
          <text:p text:style-name="Text_20_body">base case (where y is a variable) y[a/x] = if y=x then return a, else return y
<text:span text:style-name="OrgCode">$$\left\{ \begin{array}{11} a &amp; \mbox{if } x \eq y \\ y &amp; \mbox{else }\end{array}\right.$$</text:span>
</text:p>
        </text:list-item>
        <text:list-item>
          <text:p text:style-name="Text_20_body">step case abstraction (where y is a lambda) (λy.u)[a/x] = { if (y=x){
</text:p>
          <text:p text:style-name="Text_20_body">}
</text:p>
        </text:list-item>
      </text:list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J Ponsonby</dc:creator>
    <meta:initial-creator>MJ Ponsonby</meta:initial-creator>
    <dc:date>2023-10-04T17:44:29</dc:date>
    <meta:creation-date>2023-10-04T17:44:29</meta:creation-date>
    <meta:generator>Emacs 29.1 (Org mode 9.6.7)</meta:generator>
    <meta:keyword/>
    <dc:subject/>
    <dc:title>capture avoiding substitution</dc:title>
  </office:meta>
</office:document-meta>
</file>